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10b051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36e56" officeooo:paragraph-rsid="00136e5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4b6ca" officeooo:paragraph-rsid="0014b6c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officeooo:paragraph-rsid="0010b051"/>
    </style:style>
    <style:style style:name="P5" style:family="paragraph" style:parent-style-name="Standard">
      <style:paragraph-properties fo:text-align="center" style:justify-single-word="false"/>
      <style:text-properties fo:font-size="13pt" officeooo:paragraph-rsid="0010b051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010b051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paragraph-rsid="0010b051"/>
    </style:style>
    <style:style style:name="P8" style:family="paragraph" style:parent-style-name="Standard">
      <style:paragraph-properties fo:text-align="start" style:justify-single-word="false"/>
      <style:text-properties officeooo:rsid="00136e56" officeooo:paragraph-rsid="00136e56"/>
    </style:style>
    <style:style style:name="P9" style:family="paragraph" style:parent-style-name="Standard">
      <style:paragraph-properties fo:text-align="start" style:justify-single-word="false"/>
      <style:text-properties officeooo:rsid="0014b6ca" officeooo:paragraph-rsid="0014b6ca"/>
    </style:style>
    <style:style style:name="P10" style:family="paragraph" style:parent-style-name="Standard">
      <style:paragraph-properties fo:text-align="start" style:justify-single-word="false"/>
      <style:text-properties officeooo:paragraph-rsid="00136e56"/>
    </style:style>
    <style:style style:name="P11" style:family="paragraph" style:parent-style-name="Standard">
      <style:paragraph-properties fo:text-align="start" style:justify-single-word="false"/>
      <style:text-properties officeooo:paragraph-rsid="001818e2"/>
    </style:style>
    <style:style style:name="P12" style:family="paragraph" style:parent-style-name="Standard">
      <style:paragraph-properties fo:text-align="start" style:justify-single-word="false"/>
      <style:text-properties officeooo:rsid="0019de4a" officeooo:paragraph-rsid="0019de4a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9de4a" officeooo:paragraph-rsid="0019de4a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19de4a" officeooo:paragraph-rsid="0019de4a"/>
    </style:style>
    <style:style style:name="P15" style:family="paragraph" style:parent-style-name="Standard" style:list-style-name="L3">
      <style:paragraph-properties fo:text-align="start" style:justify-single-word="false"/>
      <style:text-properties officeooo:rsid="0019de4a" officeooo:paragraph-rsid="0019de4a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c74f9" officeooo:paragraph-rsid="00136e5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rsid="00136e56" officeooo:paragraph-rsid="00136e56"/>
    </style:style>
    <style:style style:name="P18" style:family="paragraph" style:parent-style-name="Standard">
      <style:paragraph-properties fo:text-align="start" style:justify-single-word="false"/>
      <style:text-properties officeooo:rsid="00136e56" officeooo:paragraph-rsid="001e56d6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9pt" officeooo:rsid="0018acb0" officeooo:paragraph-rsid="001e9d40" style:font-size-asian="9pt" style:font-size-complex="9pt"/>
    </style:style>
    <style:style style:name="P20" style:family="paragraph" style:parent-style-name="Standard" style:list-style-name="L6">
      <style:paragraph-properties fo:text-align="start" style:justify-single-word="false"/>
      <style:text-properties officeooo:paragraph-rsid="001e9d40"/>
    </style:style>
    <style:style style:name="P21" style:family="paragraph" style:parent-style-name="Standard">
      <style:paragraph-properties fo:text-align="start" style:justify-single-word="false"/>
      <style:text-properties officeooo:paragraph-rsid="00136e56"/>
    </style:style>
    <style:style style:name="T1" style:family="text">
      <style:text-properties officeooo:rsid="0010b051"/>
    </style:style>
    <style:style style:name="T2" style:family="text">
      <style:text-properties officeooo:rsid="0013280c"/>
    </style:style>
    <style:style style:name="T3" style:family="text">
      <style:text-properties officeooo:rsid="001818e2"/>
    </style:style>
    <style:style style:name="T4" style:family="text">
      <style:text-properties officeooo:rsid="00136e56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 officeooo:rsid="001818e2"/>
    </style:style>
    <style:style style:name="T7" style:family="text">
      <style:text-properties officeooo:rsid="0019de4a"/>
    </style:style>
    <style:style style:name="T8" style:family="text">
      <style:text-properties officeooo:rsid="001ab3c1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1c74f9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e56d6" style:font-size-asian="14pt" style:font-weight-asian="bold" style:font-size-complex="14pt" style:font-weight-complex="bold"/>
    </style:style>
    <style:style style:name="T12" style:family="text">
      <style:text-properties officeooo:rsid="001c74f9"/>
    </style:style>
    <style:style style:name="T13" style:family="text">
      <style:text-properties fo:font-size="12pt" fo:font-weight="normal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1c74f9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1e56d6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1c06e7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1f4401" style:font-size-asian="10.5pt" style:font-weight-asian="normal" style:font-size-complex="12pt" style:font-weight-complex="normal"/>
    </style:style>
    <style:style style:name="T18" style:family="text">
      <style:text-properties fo:font-size="12pt" fo:font-weight="bold" officeooo:rsid="001c74f9" style:font-size-asian="10.5pt" style:font-weight-asian="bold" style:font-size-complex="12pt" style:font-weight-complex="bold"/>
    </style:style>
    <style:style style:name="T19" style:family="text">
      <style:text-properties fo:font-size="12pt" fo:font-weight="bold" officeooo:rsid="001e56d6" style:font-size-asian="10.5pt" style:font-weight-asian="bold" style:font-size-complex="12pt" style:font-weight-complex="bold"/>
    </style:style>
    <style:style style:name="T20" style:family="text">
      <style:text-properties fo:font-size="9pt" fo:font-weight="normal" officeooo:rsid="0018acb0" style:font-size-asian="9pt" style:font-weight-asian="normal" style:font-size-complex="9pt" style:font-weight-complex="normal"/>
    </style:style>
    <style:style style:name="T21" style:family="text">
      <style:text-properties officeooo:rsid="001c06e7"/>
    </style:style>
    <style:style style:name="T22" style:family="text">
      <style:text-properties officeooo:rsid="001abfa8"/>
    </style:style>
    <style:style style:name="T23" style:family="text">
      <style:text-properties fo:font-weight="normal" officeooo:rsid="001e56d6" style:font-weight-asian="normal" style:font-weight-complex="normal"/>
    </style:style>
    <style:style style:name="T24" style:family="text">
      <style:text-properties fo:font-weight="normal" officeooo:rsid="001c06e7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/text:p>
      <text:p text:style-name="P1">(НАЦИОНАЛЬНЫЙ ИССЛЕДОВАТЕЛЬСКИЙ УНИВЕРСИТЕТ)</text:p>
      <text:p text:style-name="P5">Факультет информационных технологий и прикладной математики</text:p>
      <text:p text:style-name="P5">Кафедра вычислительной математики и программирования</text:p>
      <text:p text:style-name="P5"/>
      <text:p text:style-name="P5"/>
      <text:p text:style-name="P5"/>
      <text:p text:style-name="P6">Отчет по лабораторной работе №<text:span text:style-name="T3">3</text:span> </text:p>
      <text:p text:style-name="P6">«<text:span text:style-name="T3">Лемматизация</text:span>»</text:p>
      <text:p text:style-name="P6">по курсу</text:p>
      <text:p text:style-name="P6">«<text:span text:style-name="T2">Обработка текстов на естественном языке</text:span>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Группа: М80-108М-17 </text:p>
      <text:p text:style-name="P4">Выполнил: <text:span text:style-name="T1">Забарин Н.И.</text:span> </text:p>
      <text:p text:style-name="P4">Преподаватель: А.Л. Калинин </text:p>
      <text:p text:style-name="P4"/>
      <text:p text:style-name="P4"/>
      <text:p text:style-name="P4"/>
      <text:p text:style-name="P4"/>
      <text:p text:style-name="P7">Москва, 2018</text:p>
      <text:p text:style-name="P2"><text:soft-page-break/>Задание</text:p>
      <text:p text:style-name="P11"><text:span text:style-name="T4"><text:tab/></text:span><text:span text:style-name="T5">Добавить в созданную поисковую систему лемматизацию. В простейшем случае, это просто поиск без учёта словоформ. В более сложном случае, можно давать бонус большего размера за точное совпадение слов. Лемматизацию можно добавлять на этапе индексации, можно на этапе выполнения поискового запроса. </text:span></text:p>
      <text:p text:style-name="P11"><text:span text:style-name="T5"><text:tab/>В отчёте должна быть включена оценка качества поиска, после внедрения лемматизации. Стало ли лучше? Изучите запросы, где качество ухудшилось. Объясните причину ухудшения и как можно было бы улучшить качество поис</text:span><text:span text:style-name="T6">к</text:span><text:span text:style-name="T5">а по этим запросам, не ухудшая остальные запросы?</text:span></text:p>
      <text:p text:style-name="P8"/>
      <text:p text:style-name="P2">Решение</text:p>
      <text:p text:style-name="P10"><text:tab/><text:span text:style-name="T7">Для лемматизации был написан отдельный модуль использующий готовые решения по лемматизации/стеммингу для Python3 NLTK. Используются следующие алгоритмы:</text:span></text:p>
      <text:list xml:id="list7377189810905452191" text:style-name="L1">
        <text:list-item>
          <text:p text:style-name="P13">ISRI Stemmer,</text:p>
        </text:list-item>
        <text:list-item>
          <text:p text:style-name="P13">Lancaster Stemmer,</text:p>
        </text:list-item>
        <text:list-item>
          <text:p text:style-name="P13">Porter Stemmer, <text:s text:c="5"/></text:p>
        </text:list-item>
        <text:list-item>
          <text:p text:style-name="P13">Snowball Stemmer, <text:s/></text:p>
        </text:list-item>
        <text:list-item>
          <text:p text:style-name="P13">WordNet Lemmatizer.</text:p>
        </text:list-item>
      </text:list>
      <text:p text:style-name="P12"/>
      <text:p text:style-name="P12"><text:tab/>Выбор алгоритма проходил следующим образом, тестовая выборка из 10000 документов была проиндексирована без лемматизации и с каждым алгоритмом по очереди. Сжатие данных было отключено, для большей наглядности.</text:p>
      <text:list xml:id="list4640111434541633375" text:style-name="L2">
        <text:list-item>
          <text:p text:style-name="P14">Без лемматизации, 809 Kb/s, 57Mb.</text:p>
        </text:list-item>
        <text:list-item>
          <text:p text:style-name="P14">WordNet, 444 Kb/s, 55 Mb.</text:p>
        </text:list-item>
        <text:list-item>
          <text:p text:style-name="P14">ISRI, 350 Kb/s, 57 Mb.</text:p>
        </text:list-item>
        <text:list-item>
          <text:p text:style-name="P14">Другие алгоритмы давали скорость ниже 200 Kb/s и не давали выигрыша по памяти, <text:span text:style-name="T8">то есть почти не снижали размер хедера(число слов)</text:span>.</text:p>
        </text:list-item>
      </text:list>
      <text:p text:style-name="P12"/>
      <text:p text:style-name="P12"><text:tab/>Что бы ускорить индексацию был написан простенький кэш на основе словаря, результат работы с кэшом:</text:p>
      <text:list xml:id="list1028617493792839957" text:style-name="L3">
        <text:list-item>
          <text:p text:style-name="P15">WordNet + cache 1e4, 655 Kb/s.</text:p>
        </text:list-item>
        <text:list-item>
          <text:p text:style-name="P15">ISRI + cache 1e4, 601 Kb/s.</text:p>
        </text:list-item>
        <text:list-item>
          <text:p text:style-name="P15">WordNet + cache 1e5, 732 Kb/s.</text:p>
        </text:list-item>
        <text:list-item>
          <text:p text:style-name="P15">ISRI + cache 1e5, 735 Kb/s.</text:p>
        </text:list-item>
      </text:list>
      <text:p text:style-name="P12"/>
      <text:p text:style-name="P12"><text:tab/><text:span text:style-name="T8">Несмотря на то что оба алгоритма имеют примерно одинаковую скорость WordNet уменьшает размер словаря на 7% против 1% у ISRI, так что я остановился на WordNet.</text:span></text:p>
      <text:p text:style-name="P12"/>
      <text:p text:style-name="P18"><text:span text:style-name="T10">К</text:span><text:span text:style-name="T11">ачество поиска</text:span></text:p>
      <text:p text:style-name="P8"><text:span text:style-name="T10"><text:tab/></text:span><text:span text:style-name="T14">Проанализировав работу модуля было замечено что в основном изменения затронули всевозможные словоформы, алгоритм обрезает концы слова -s, -ing, -ed и подобные. При этом разные неправильные глаголы или исключительные случаи превосходных степеней прилагательных остаются без изменения. </text:span></text:p>
      <text:p text:style-name="P10"><text:span text:style-name="T14"><text:tab/></text:span><text:span text:style-name="T15">Сравнение на </text:span><text:span text:style-name="T17">наборе запросов </text:span><text:span text:style-name="T15">из лабораторной работы №8, </text:span><text:span text:style-name="T17">не дало никаких отличий, минимальные изменения порядка статей в поисковой выдачи, более высокие TF индексы у слов.</text:span></text:p>
      <text:p text:style-name="P16"/>
      <text:p text:style-name="P16"/>
      <text:p text:style-name="P16"/>
      <text:p text:style-name="P16"/>
      <text:p text:style-name="P3"><text:soft-page-break/>Выводы</text:p>
      <text:p text:style-name="P9"><text:tab/><text:span text:style-name="T12">В целом поиск стал точнее, можно найти запросы в которых присутствуют названия с измененной формой слова, при поиске такие формы будут обрезаны и нужная статья имеет шансы затеряться среди других результатов.</text:span></text:p>
      <text:p text:style-name="P9"><text:tab/><text:span text:style-name="T12">Эту проблему можно решить добавив поиск по префиксу и отключив лемматизацию на этапе индексации и используя цитатный поиск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0:44:00.647518672</meta:creation-date>
    <dc:date>2018-06-06T08:24:08.715187153</dc:date>
    <meta:editing-duration>PT18H8M46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3" meta:paragraph-count="39" meta:word-count="399" meta:character-count="2795" meta:non-whitespace-character-count="2424"/>
  </office:meta>
</office:document-meta>
</file>